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styles.xml" manifest:media-type="text/xml"/>
  <manifest:file-entry manifest:full-path="Object 5/content.xml" manifest:media-type="text/xml"/>
  <manifest:file-entry manifest:full-path="Object 5/" manifest:version="1.3" manifest:media-type="application/vnd.oasis.opendocument.spreadsheet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3" manifest:media-type="application/vnd.oasis.opendocument.spreadshee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97dc3" officeooo:paragraph-rsid="00197dc3"/>
    </style:style>
    <style:style style:name="P2" style:family="paragraph" style:parent-style-name="Standard">
      <style:text-properties officeooo:rsid="0019ed9f" officeooo:paragraph-rsid="0019ed9f"/>
    </style:style>
    <style:style style:name="P3" style:family="paragraph" style:parent-style-name="Standard">
      <style:text-properties style:text-position="0% 100%" officeooo:rsid="001be318" officeooo:paragraph-rsid="001be318"/>
    </style:style>
    <style:style style:name="P4" style:family="paragraph" style:parent-style-name="Standard">
      <style:text-properties style:text-position="0% 100%" officeooo:rsid="001be318" officeooo:paragraph-rsid="001d808f"/>
    </style:style>
    <style:style style:name="P5" style:family="paragraph" style:parent-style-name="Standard">
      <style:text-properties style:text-position="0% 100%" officeooo:rsid="002db982" officeooo:paragraph-rsid="002db982"/>
    </style:style>
    <style:style style:name="P6" style:family="paragraph" style:parent-style-name="Standard">
      <style:text-properties officeooo:paragraph-rsid="002afe32"/>
    </style:style>
    <style:style style:name="P7" style:family="paragraph" style:parent-style-name="Standard">
      <style:text-properties officeooo:paragraph-rsid="002cd71d"/>
    </style:style>
    <style:style style:name="P8" style:family="paragraph" style:parent-style-name="Standard">
      <style:text-properties officeooo:rsid="002cd71d" officeooo:paragraph-rsid="002cd71d"/>
    </style:style>
    <style:style style:name="P9" style:family="paragraph" style:parent-style-name="Standard">
      <style:text-properties officeooo:paragraph-rsid="002db982"/>
    </style:style>
    <style:style style:name="P10" style:family="paragraph" style:parent-style-name="Standard">
      <style:text-properties officeooo:rsid="002db982" officeooo:paragraph-rsid="002db982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text-properties fo:font-style="normal" officeooo:rsid="00305233" officeooo:paragraph-rsid="00305233" style:font-style-asian="normal" style:font-style-complex="normal"/>
    </style:style>
    <style:style style:name="T1" style:family="text">
      <style:text-properties officeooo:rsid="001be318"/>
    </style:style>
    <style:style style:name="T2" style:family="text">
      <style:text-properties style:text-position="super 58%" officeooo:rsid="001be318"/>
    </style:style>
    <style:style style:name="T3" style:family="text">
      <style:text-properties officeooo:rsid="001be46d"/>
    </style:style>
    <style:style style:name="T4" style:family="text">
      <style:text-properties officeooo:rsid="00223baf"/>
    </style:style>
    <style:style style:name="T5" style:family="text">
      <style:text-properties officeooo:rsid="0022549c"/>
    </style:style>
    <style:style style:name="T6" style:family="text">
      <style:text-properties officeooo:rsid="0024b54b"/>
    </style:style>
    <style:style style:name="T7" style:family="text">
      <style:text-properties officeooo:rsid="00267d7f"/>
    </style:style>
    <style:style style:name="T8" style:family="text">
      <style:text-properties officeooo:rsid="0027503b"/>
    </style:style>
    <style:style style:name="T9" style:family="text">
      <style:text-properties officeooo:rsid="00281b1c"/>
    </style:style>
    <style:style style:name="T10" style:family="text">
      <style:text-properties officeooo:rsid="0029865c"/>
    </style:style>
    <style:style style:name="T11" style:family="text">
      <style:text-properties officeooo:rsid="002ad348"/>
    </style:style>
    <style:style style:name="T12" style:family="text">
      <style:text-properties officeooo:rsid="002afe32"/>
    </style:style>
    <style:style style:name="T13" style:family="text">
      <style:text-properties officeooo:rsid="002c58d1"/>
    </style:style>
    <style:style style:name="T14" style:family="text">
      <style:text-properties officeooo:rsid="002c68b2"/>
    </style:style>
    <style:style style:name="T15" style:family="text">
      <style:text-properties officeooo:rsid="002cd71d"/>
    </style:style>
    <style:style style:name="T16" style:family="text">
      <style:text-properties officeooo:rsid="002db982"/>
    </style:style>
    <style:style style:name="T17" style:family="text">
      <style:text-properties officeooo:rsid="00305233"/>
    </style:style>
    <style:style style:name="T18" style:family="text">
      <style:text-properties officeooo:rsid="0030587d"/>
    </style:style>
    <style:style style:name="T19" style:family="text">
      <style:text-properties officeooo:rsid="003598bf"/>
    </style:style>
    <style:style style:name="T20" style:family="text">
      <style:text-properties officeooo:rsid="0036aad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6">## </text:span>Introduction</text:p>
      <text:p text:style-name="P1">- Calculated probabilities, using multiplication and combinatorics</text:p>
      <text:p text:style-name="P1">- Created a script in C in order to simulate the game 10,000,000 times in order to get accurate results</text:p>
      <text:p text:style-name="P1">- Stored theoretical results and Experimental results in Excel</text:p>
      <text:p text:style-name="P1">- Assumed dice were always <text:span text:style-name="T6">fair</text:span>, <text:span text:style-name="T17">that </text:span>my programming is sound, no observations</text:p>
      <text:p text:style-name="P2"/>
      <text:p text:style-name="P2"><text:span text:style-name="T16">## </text:span>Solve </text:p>
      <text:p text:style-name="P2">- Calculated theoretical probabilities for the players by first calculating how many outcomes there are, according to <text:span text:style-name="T1">Sides of dice</text:span><text:span text:style-name="T2">No of dice</text:span></text:p>
      <text:p text:style-name="P2"><text:span text:style-name="T2"/></text:p>
      <text:p text:style-name="P3">- Counted Outcomes 3 <text:span text:style-name="T3">of a kind </text:span>manually (<text:span text:style-name="T3">111 222 333 </text:span><text:span text:style-name="T16">444 555 666 777 888</text:span><text:span text:style-name="T3">)</text:span></text:p>
      <text:p text:style-name="P5">= 8</text:p>
      <text:p text:style-name="P5"/>
      <text:p text:style-name="P4">- <text:span text:style-name="T3">Calcualted 3 in a row by </text:span><text:span text:style-name="T16">counting</text:span></text:p>
      <text:p text:style-name="P4">- <text:span text:style-name="T16">678(3!), 567(3!), 456(3!), 345(3!),234(3!), 123(3!)</text:span></text:p>
      <text:p text:style-name="P5">= 6*6</text:p>
      <text:p text:style-name="P5">= 36</text:p>
      <text:p text:style-name="P5"/>
      <text:p text:style-name="Standard">- <text:span text:style-name="T4">24 was simple as there was only one outcome, 888.</text:span></text:p>
      <text:p text:style-name="P10">= 1</text:p>
      <text:p text:style-name="P10"/>
      <text:p text:style-name="P6">- &gt;<text:span text:style-name="T13">=</text:span>20<text:span text:style-name="T5"> &lt;24 was calculated by </text:span><text:span text:style-name="T7">adding all the possible outcomes with an 8 (887</text:span><text:span text:style-name="T10">(</text:span><text:span text:style-name="T9">3</text:span><text:span text:style-name="T10">)</text:span><text:span text:style-name="T7">, 886</text:span><text:span text:style-name="T10">(</text:span><text:span text:style-name="T9">3</text:span><text:span text:style-name="T10">)</text:span><text:span text:style-name="T7">, </text:span><text:span text:style-name="T8">885</text:span><text:span text:style-name="T10">(</text:span><text:span text:style-name="T9">3</text:span><text:span text:style-name="T10">)</text:span><text:span text:style-name="T8">, 884</text:span><text:span text:style-name="T10">(</text:span><text:span text:style-name="T9">3</text:span><text:span text:style-name="T10">)</text:span><text:span text:style-name="T8">, </text:span><text:span text:style-name="T9">877</text:span><text:span text:style-name="T10">(</text:span><text:span text:style-name="T9">3</text:span><text:span text:style-name="T10">)</text:span><text:span text:style-name="T9">, 876</text:span><text:span text:style-name="T10">(3!)</text:span><text:span text:style-name="T9">, 875</text:span><text:span text:style-name="T10">(3!)</text:span><text:span text:style-name="T9">, 866</text:span><text:span text:style-name="T10">(3)</text:span><text:span text:style-name="T9">) </text:span><text:span text:style-name="T12">and </text:span><text:span text:style-name="T10">7 (777, 776(3)) </text:span><text:span text:style-name="T12">none for only 6 or lower</text:span></text:p>
      <text:p text:style-name="P6"><text:span text:style-name="T11">= 3+3+3+3+3+6+6+3+1+3 </text:span></text:p>
      <text:p text:style-name="P6"><text:span text:style-name="T11">= 3*6+6*2+1 </text:span></text:p>
      <text:p text:style-name="P6"><text:span text:style-name="T11">= 31</text:span></text:p>
      <text:p text:style-name="P6"/>
      <text:p text:style-name="P9">- &gt;<text:span text:style-name="T13">=</text:span><text:span text:style-name="T12">18&lt;20 was calculated by pretty much the same way as above but with different numbers 8 (</text:span><text:span text:style-name="T13">865(3!), 855(3)) 7 (775</text:span><text:span text:style-name="T14">(3)</text:span><text:span text:style-name="T13">, 774</text:span><text:span text:style-name="T14">(3)</text:span><text:span text:style-name="T13">, 766</text:span><text:span text:style-name="T14">(3)</text:span><text:span text:style-name="T13">, 765</text:span><text:span text:style-name="T14">(3!)), 6 (666</text:span><text:span text:style-name="T15">(1)</text:span><text:span text:style-name="T14">)</text:span></text:p>
      <text:p text:style-name="P9"><text:span text:style-name="T15">= 6+3+3+3+3+6+1</text:span></text:p>
      <text:p text:style-name="P7"><text:span text:style-name="T15">= 12+12</text:span><text:span text:style-name="T14"> <text:s text:c="2"/></text:span><text:span text:style-name="T13"><text:s/></text:span></text:p>
      <text:p text:style-name="P8">= 24 </text:p>
      <text:p text:style-name="P8"/>
      <text:p text:style-name="Standard">***<text:span text:style-name="T17">PROBABILITIES WILL PROBABLY BE ALTERED*** </text:span></text:p>
      <text:p text:style-name="Standard"/>
      <text:p text:style-name="P10">## Data Table – <text:span text:style-name="T17">Experimental House edge isnt calculated yet</text:span><text:span text:style-name="T18"> <text:s text:c="4"/></text:span><text:span text:style-name="T17"><text:s/></text:span></text:p>
      <text:p text:style-name="P10"><draw:frame draw:style-name="fr1" draw:name="Object1" text:anchor-type="char" svg:x="0.289cm" svg:y="0.011cm" svg:width="9.021cm" svg:height="9.021cm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Standard"/>
      <text:p text:style-name="Standard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2">## <text:span text:style-name="T18">Evaluation – to be done in draft, as it requires more concrete probabilities and better numbers </text:span><text:span text:style-name="T19">(and more </text:span><text:span text:style-name="T20">like english than math)</text:span></text:p>
      <text:p text:style-name="P12"/>
      <text:p text:style-name="P12">## </text:p>
      <text:p text:style-name="P11"><draw:frame draw:style-name="fr1" draw:name="Object2" text:anchor-type="char" svg:x="4.059cm" svg:y="4.484cm" svg:width="4.327cm" svg:height="4.327cm" draw:z-index="1"><draw:object xlink:href="./Object 5" xlink:type="simple" xlink:show="embed" xlink:actuate="onLoad"/><draw:image xlink:href="./ObjectReplacements/Object 5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5:55:57.016909267</meta:creation-date>
    <dc:date>2022-02-25T17:05:14.755379746</dc:date>
    <meta:editing-duration>PT2M2S</meta:editing-duration>
    <meta:editing-cycles>4</meta:editing-cycles>
    <meta:generator>LibreOffice/7.3.0.3$Linux_X86_64 LibreOffice_project/30$Build-3</meta:generator>
    <meta:document-statistic meta:table-count="0" meta:image-count="0" meta:object-count="2" meta:page-count="2" meta:paragraph-count="27" meta:word-count="231" meta:character-count="1354" meta:non-whitespace-character-count="1132"/>
  </office:meta>
</office:document-meta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1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formula="of:=-[.C2]*[.B2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3000" calcext:value-type="float">
            <text:p>3000</text:p>
          </table:table-cell>
          <table:table-cell table:formula="of:=-[.C3]*[.B3]" office:value-type="float" office:value="-46.875" calcext:value-type="float">
            <text:p>-46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1/512" office:value-type="float" office:value="0.060546875" calcext:value-type="float">
            <text:p>0.060546875</text:p>
          </table:table-cell>
          <table:table-cell office:value-type="float" office:value="2576.749" calcext:value-type="float">
            <text:p>2576.749</text:p>
          </table:table-cell>
          <table:table-cell table:formula="of:=-[.C4]*[.B4]" office:value-type="float" office:value="-156.014099609375" calcext:value-type="float">
            <text:p>-156.014099609375</text:p>
          </table:table-cell>
          <table:table-cell office:value-type="string" calcext:value-type="string">
            <text:p>House edge </text:p>
          </table:table-cell>
          <table:table-cell table:formula="of:=(SUM([.D2:.D7]))/[.A9]*100" office:value-type="float" office:value="32.0939025390625" calcext:value-type="float">
            <text:p>32.0939025390625</text:p>
          </table:table-cell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2250" calcext:value-type="float">
            <text:p>2250</text:p>
          </table:table-cell>
          <table:table-cell table:formula="of:=-[.C5]*[.B5]" office:value-type="float" office:value="-158.203125" calcext:value-type="float">
            <text:p>-158.2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18 &lt;20</text:p>
          </table:table-cell>
          <table:table-cell table:formula="of:=24/512" office:value-type="float" office:value="0.046875" calcext:value-type="float">
            <text:p>0.046875</text:p>
          </table:table-cell>
          <table:table-cell office:value-type="float" office:value="2200" calcext:value-type="float">
            <text:p>2200</text:p>
          </table:table-cell>
          <table:table-cell table:formula="of:=-[.C6]*[.B6]" office:value-type="float" office:value="-103.125" calcext:value-type="float">
            <text:p>-103.125</text:p>
          </table:table-cell>
          <table:table-cell/>
          <table:table-cell office:value-type="string" calcext:value-type="string">
            <text:p>House edge -170.554</text:p>
          </table:table-cell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2:.B6])" office:value-type="float" office:value="0.8046875" calcext:value-type="float">
            <text:p>0.8046875</text:p>
          </table:table-cell>
          <table:table-cell office:value-type="float" office:value="-1000" calcext:value-type="float">
            <text:p>-1000</text:p>
          </table:table-cell>
          <table:table-cell table:formula="of:=-[.C7]*[.B7]" office:value-type="float" office:value="804.6875" calcext:value-type="float">
            <text:p>804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formula="of:=-[.C13]*[.B13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7500" calcext:value-type="float">
            <text:p>7500</text:p>
          </table:table-cell>
          <table:table-cell table:formula="of:=-[.C14]*[.B14]" office:value-type="float" office:value="-117.1875" calcext:value-type="float">
            <text:p>-117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4/512" office:value-type="float" office:value="0.06640625" calcext:value-type="float">
            <text:p>0.06640625</text:p>
          </table:table-cell>
          <table:table-cell office:value-type="float" office:value="6500" calcext:value-type="float">
            <text:p>6500</text:p>
          </table:table-cell>
          <table:table-cell table:formula="of:=-[.C15]*[.B15]" office:value-type="float" office:value="-431.640625" calcext:value-type="float">
            <text:p>-431.640625</text:p>
          </table:table-cell>
          <table:table-cell/>
          <table:table-cell table:formula="of:=(SUM([.D13:.D18]))/[.A20]*100" office:value-type="float" office:value="-91.796875" calcext:value-type="float">
            <text:p>-91.796875</text:p>
          </table:table-cell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7000" calcext:value-type="float">
            <text:p>7000</text:p>
          </table:table-cell>
          <table:table-cell table:formula="of:=-[.C16]*[.B16]" office:value-type="float" office:value="-492.1875" calcext:value-type="float">
            <text:p>-492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18 &lt;20</text:p>
          </table:table-cell>
          <table:table-cell table:formula="of:=48/512" office:value-type="float" office:value="0.09375" calcext:value-type="float">
            <text:p>0.09375</text:p>
          </table:table-cell>
          <table:table-cell office:value-type="float" office:value="6500" calcext:value-type="float">
            <text:p>6500</text:p>
          </table:table-cell>
          <table:table-cell table:formula="of:=-[.C17]*[.B17]" office:value-type="float" office:value="-609.375" calcext:value-type="float">
            <text:p>-609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13:.B17])" office:value-type="float" office:value="0.751953125" calcext:value-type="float">
            <text:p>0.751953125</text:p>
          </table:table-cell>
          <table:table-cell office:value-type="float" office:value="-1000" calcext:value-type="float">
            <text:p>-1000</text:p>
          </table:table-cell>
          <table:table-cell table:formula="of:=-[.C18]*[.B18]" office:value-type="float" office:value="751.953125" calcext:value-type="float">
            <text:p>751.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al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Percent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Runs</text:p>
          </table:table-cell>
          <table:table-cell office:value-type="float" office:value="100000000" calcext:value-type="float">
            <text:p>1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of a kind</text:p>
          </table:table-cell>
          <table:table-cell office:value-type="float" office:value="1559119" calcext:value-type="float">
            <text:p>1559119</text:p>
          </table:table-cell>
          <table:table-cell table:style-name="ce2" office:value-type="percentage" office:value="0.01559119" calcext:value-type="percentage">
            <text:p>1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in a row</text:p>
          </table:table-cell>
          <table:table-cell office:value-type="float" office:value="7030819" calcext:value-type="float">
            <text:p>7030819</text:p>
          </table:table-cell>
          <table:table-cell table:style-name="ce2" office:value-type="percentage" office:value="0.0703" calcext:value-type="percentage">
            <text:p>7.03%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5172" calcext:value-type="float">
            <text:p>195172</text:p>
          </table:table-cell>
          <table:table-cell table:style-name="ce2" office:value-type="percentage" office:value="0.00195" calcext:value-type="percentage">
            <text:p>0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24 &gt;20</text:p>
          </table:table-cell>
          <table:table-cell office:value-type="float" office:value="6641625" calcext:value-type="float">
            <text:p>6641625</text:p>
          </table:table-cell>
          <table:table-cell table:style-name="ce2" office:value-type="percentage" office:value="0.0664" calcext:value-type="percentage">
            <text:p>6.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20 &gt; 18</text:p>
          </table:table-cell>
          <table:table-cell office:value-type="float" office:value="9566844" calcext:value-type="float">
            <text:p>9566844</text:p>
          </table:table-cell>
          <table:table-cell table:style-name="ce2" office:value-type="percentage" office:value="0.0957" calcext:value-type="percentage">
            <text:p>9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ino</text:p>
          </table:table-cell>
          <table:table-cell table:formula="of:=[.B24]-SUM([.B25:.B29])" office:value-type="float" office:value="75006421" calcext:value-type="float">
            <text:p>75006421</text:p>
          </table:table-cell>
          <table:table-cell table:style-name="ce2" office:value-type="percentage" office:value="0.75006" calcext:value-type="percentage">
            <text:p>75.01%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7:05:14.7687748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formula="of:=-[.C2]*[.B2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5000" calcext:value-type="float">
            <text:p>5000</text:p>
          </table:table-cell>
          <table:table-cell table:formula="of:=-[.C3]*[.B3]" office:value-type="float" office:value="-78.125" calcext:value-type="float">
            <text:p>-78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18 &lt;20</text:p>
          </table:table-cell>
          <table:table-cell table:formula="of:=24/512" office:value-type="float" office:value="0.046875" calcext:value-type="float">
            <text:p>0.046875</text:p>
          </table:table-cell>
          <table:table-cell office:value-type="float" office:value="4000" calcext:value-type="float">
            <text:p>4000</text:p>
          </table:table-cell>
          <table:table-cell table:formula="of:=-[.C4]*[.B4]" office:value-type="float" office:value="-187.5" calcext:value-type="float">
            <text:p>-187.5</text:p>
          </table:table-cell>
          <table:table-cell office:value-type="string" calcext:value-type="string">
            <text:p>House edge </text:p>
          </table:table-cell>
          <table:table-cell table:formula="of:=(SUM([.D2:.D7]))/[.A9]*100" office:value-type="float" office:value="14.697265625" calcext:value-type="float">
            <text:p>14.697265625</text:p>
          </table:table-cell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1/512" office:value-type="float" office:value="0.060546875" calcext:value-type="float">
            <text:p>0.060546875</text:p>
          </table:table-cell>
          <table:table-cell office:value-type="float" office:value="3250" calcext:value-type="float">
            <text:p>3250</text:p>
          </table:table-cell>
          <table:table-cell table:formula="of:=-[.C5]*[.B5]" office:value-type="float" office:value="-196.77734375" calcext:value-type="float">
            <text:p>-196.777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2500" calcext:value-type="float">
            <text:p>2500</text:p>
          </table:table-cell>
          <table:table-cell table:formula="of:=-[.C6]*[.B6]" office:value-type="float" office:value="-175.78125" calcext:value-type="float">
            <text:p>-175.78125</text:p>
          </table:table-cell>
          <table:table-cell/>
          <table:table-cell office:value-type="string" calcext:value-type="string">
            <text:p>House edge -170.554</text:p>
          </table:table-cell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2:.B6])" office:value-type="float" office:value="0.8046875" calcext:value-type="float">
            <text:p>0.8046875</text:p>
          </table:table-cell>
          <table:table-cell office:value-type="float" office:value="-1000" calcext:value-type="float">
            <text:p>-1000</text:p>
          </table:table-cell>
          <table:table-cell table:formula="of:=-[.C7]*[.B7]" office:value-type="float" office:value="804.6875" calcext:value-type="float">
            <text:p>804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formula="of:=-[.C13]*[.B13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7500" calcext:value-type="float">
            <text:p>7500</text:p>
          </table:table-cell>
          <table:table-cell table:formula="of:=-[.C14]*[.B14]" office:value-type="float" office:value="-117.1875" calcext:value-type="float">
            <text:p>-117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4/512" office:value-type="float" office:value="0.06640625" calcext:value-type="float">
            <text:p>0.06640625</text:p>
          </table:table-cell>
          <table:table-cell office:value-type="float" office:value="6500" calcext:value-type="float">
            <text:p>6500</text:p>
          </table:table-cell>
          <table:table-cell table:formula="of:=-[.C15]*[.B15]" office:value-type="float" office:value="-431.640625" calcext:value-type="float">
            <text:p>-431.640625</text:p>
          </table:table-cell>
          <table:table-cell/>
          <table:table-cell table:formula="of:=(SUM([.D13:.D18]))/[.A20]*100" office:value-type="float" office:value="-91.796875" calcext:value-type="float">
            <text:p>-91.796875</text:p>
          </table:table-cell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7000" calcext:value-type="float">
            <text:p>7000</text:p>
          </table:table-cell>
          <table:table-cell table:formula="of:=-[.C16]*[.B16]" office:value-type="float" office:value="-492.1875" calcext:value-type="float">
            <text:p>-492.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18 &lt;20</text:p>
          </table:table-cell>
          <table:table-cell table:formula="of:=48/512" office:value-type="float" office:value="0.09375" calcext:value-type="float">
            <text:p>0.09375</text:p>
          </table:table-cell>
          <table:table-cell office:value-type="float" office:value="6500" calcext:value-type="float">
            <text:p>6500</text:p>
          </table:table-cell>
          <table:table-cell table:formula="of:=-[.C17]*[.B17]" office:value-type="float" office:value="-609.375" calcext:value-type="float">
            <text:p>-609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13:.B17])" office:value-type="float" office:value="0.751953125" calcext:value-type="float">
            <text:p>0.751953125</text:p>
          </table:table-cell>
          <table:table-cell office:value-type="float" office:value="-1000" calcext:value-type="float">
            <text:p>-1000</text:p>
          </table:table-cell>
          <table:table-cell table:formula="of:=-[.C18]*[.B18]" office:value-type="float" office:value="751.953125" calcext:value-type="float">
            <text:p>751.9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al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Percent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Runs</text:p>
          </table:table-cell>
          <table:table-cell office:value-type="float" office:value="100000000" calcext:value-type="float">
            <text:p>1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of a kind</text:p>
          </table:table-cell>
          <table:table-cell office:value-type="float" office:value="1559119" calcext:value-type="float">
            <text:p>1559119</text:p>
          </table:table-cell>
          <table:table-cell table:style-name="ce3" office:value-type="percentage" office:value="0.01559119" calcext:value-type="percentage">
            <text:p>1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in a row</text:p>
          </table:table-cell>
          <table:table-cell office:value-type="float" office:value="7030819" calcext:value-type="float">
            <text:p>7030819</text:p>
          </table:table-cell>
          <table:table-cell table:style-name="ce3" office:value-type="percentage" office:value="0.0703" calcext:value-type="percentage">
            <text:p>7.03%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5172" calcext:value-type="float">
            <text:p>195172</text:p>
          </table:table-cell>
          <table:table-cell table:style-name="ce3" office:value-type="percentage" office:value="0.00195" calcext:value-type="percentage">
            <text:p>0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24 &gt;20</text:p>
          </table:table-cell>
          <table:table-cell office:value-type="float" office:value="6641625" calcext:value-type="float">
            <text:p>6641625</text:p>
          </table:table-cell>
          <table:table-cell table:style-name="ce3" office:value-type="percentage" office:value="0.0664" calcext:value-type="percentage">
            <text:p>6.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20 &gt; 18</text:p>
          </table:table-cell>
          <table:table-cell office:value-type="float" office:value="9566844" calcext:value-type="float">
            <text:p>9566844</text:p>
          </table:table-cell>
          <table:table-cell table:style-name="ce3" office:value-type="percentage" office:value="0.0957" calcext:value-type="percentage">
            <text:p>9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ino</text:p>
          </table:table-cell>
          <table:table-cell table:formula="of:=[.B24]-SUM([.B25:.B29])" office:value-type="float" office:value="75006421" calcext:value-type="float">
            <text:p>75006421</text:p>
          </table:table-cell>
          <table:table-cell table:style-name="ce3" office:value-type="percentage" office:value="0.75006" calcext:value-type="percentage">
            <text:p>75.01%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7:02:39.9198162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5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>
      <style:text-properties fo:font-style="normal" style:font-style-asian="normal" style:font-style-complex="normal"/>
    </style: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formula="of:=-[.C2]*[.B2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5000" calcext:value-type="float">
            <text:p>5000</text:p>
          </table:table-cell>
          <table:table-cell table:formula="of:=-[.C3]*[.B3]" office:value-type="float" office:value="-78.125" calcext:value-type="float">
            <text:p>-78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18 &lt;20</text:p>
          </table:table-cell>
          <table:table-cell table:formula="of:=24/512" office:value-type="float" office:value="0.046875" calcext:value-type="float">
            <text:p>0.046875</text:p>
          </table:table-cell>
          <table:table-cell office:value-type="float" office:value="4000" calcext:value-type="float">
            <text:p>4000</text:p>
          </table:table-cell>
          <table:table-cell table:formula="of:=-[.C4]*[.B4]" office:value-type="float" office:value="-187.5" calcext:value-type="float">
            <text:p>-187.5</text:p>
          </table:table-cell>
          <table:table-cell office:value-type="string" calcext:value-type="string">
            <text:p>House edge </text:p>
          </table:table-cell>
          <table:table-cell table:formula="of:=(SUM([.D2:.D7]))/[.A9]*10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31/512" office:value-type="float" office:value="0.060546875" calcext:value-type="float">
            <text:p>0.060546875</text:p>
          </table:table-cell>
          <table:table-cell office:value-type="float" office:value="3200" calcext:value-type="float">
            <text:p>3200</text:p>
          </table:table-cell>
          <table:table-cell table:formula="of:=-[.C5]*[.B5]" office:value-type="float" office:value="-193.75" calcext:value-type="float">
            <text:p>-19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2500" calcext:value-type="float">
            <text:p>2500</text:p>
          </table:table-cell>
          <table:table-cell table:formula="of:=-[.C6]*[.B6]" office:value-type="float" office:value="-175.78125" calcext:value-type="float">
            <text:p>-175.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2:.B6])" office:value-type="float" office:value="0.8046875" calcext:value-type="float">
            <text:p>0.8046875</text:p>
          </table:table-cell>
          <table:table-cell office:value-type="float" office:value="-1000" calcext:value-type="float">
            <text:p>-1000</text:p>
          </table:table-cell>
          <table:table-cell table:formula="of:=-[.C7]*[.B7]" office:value-type="float" office:value="804.6875" calcext:value-type="float">
            <text:p>804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sions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Return to Ca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24</text:p>
          </table:table-cell>
          <table:table-cell table:formula="of:=1/512" office:value-type="float" office:value="0.001953125" calcext:value-type="float">
            <text:p>0.001953125</text:p>
          </table:table-cell>
          <table:table-cell office:value-type="float" office:value="10000" calcext:value-type="float">
            <text:p>10000</text:p>
          </table:table-cell>
          <table:table-cell table:formula="of:=-[.C13]*[.B13]" office:value-type="float" office:value="-19.53125" calcext:value-type="float">
            <text:p>-19.5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of a kind</text:p>
          </table:table-cell>
          <table:table-cell table:formula="of:=8/512" office:value-type="float" office:value="0.015625" calcext:value-type="float">
            <text:p>0.015625</text:p>
          </table:table-cell>
          <table:table-cell office:value-type="float" office:value="890" calcext:value-type="float">
            <text:p>890</text:p>
          </table:table-cell>
          <table:table-cell table:formula="of:=-[.C14]*[.B14]" office:value-type="float" office:value="-13.90625" calcext:value-type="float">
            <text:p>-13.9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20 &lt;24</text:p>
          </table:table-cell>
          <table:table-cell table:formula="of:=24/512" office:value-type="float" office:value="0.046875" calcext:value-type="float">
            <text:p>0.046875</text:p>
          </table:table-cell>
          <table:table-cell table:formula="of:=800" office:value-type="float" office:value="800" calcext:value-type="float">
            <text:p>800</text:p>
          </table:table-cell>
          <table:table-cell table:formula="of:=-[.C15]*[.B15]" office:value-type="float" office:value="-37.5" calcext:value-type="float">
            <text:p>-37.5</text:p>
          </table:table-cell>
          <table:table-cell/>
          <table:table-cell table:formula="of:=(SUM([.D13:.D18]))/[.A20]*100" office:value-type="float" office:value="-90.6640625" calcext:value-type="float">
            <text:p>-90.6640625</text:p>
          </table:table-cell>
        </table:table-row>
        <table:table-row table:style-name="ro1">
          <table:table-cell office:value-type="string" calcext:value-type="string">
            <text:p>3 in a row</text:p>
          </table:table-cell>
          <table:table-cell table:formula="of:=31/512" office:value-type="float" office:value="0.060546875" calcext:value-type="float">
            <text:p>0.060546875</text:p>
          </table:table-cell>
          <table:table-cell office:value-type="float" office:value="900" calcext:value-type="float">
            <text:p>900</text:p>
          </table:table-cell>
          <table:table-cell table:formula="of:=-[.C16]*[.B16]" office:value-type="float" office:value="-54.4921875" calcext:value-type="float">
            <text:p>-54.492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18 &lt;20</text:p>
          </table:table-cell>
          <table:table-cell table:formula="of:=36/512" office:value-type="float" office:value="0.0703125" calcext:value-type="float">
            <text:p>0.0703125</text:p>
          </table:table-cell>
          <table:table-cell office:value-type="float" office:value="650" calcext:value-type="float">
            <text:p>650</text:p>
          </table:table-cell>
          <table:table-cell table:formula="of:=-[.C17]*[.B17]" office:value-type="float" office:value="-45.703125" calcext:value-type="float">
            <text:p>-45.7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ino</text:p>
          </table:table-cell>
          <table:table-cell table:formula="of:=1-SUM([.B13:.B17])" office:value-type="float" office:value="0.8046875" calcext:value-type="float">
            <text:p>0.8046875</text:p>
          </table:table-cell>
          <table:table-cell table:style-name="ce2" office:value-type="float" office:value="-100" calcext:value-type="float">
            <text:p>-100</text:p>
          </table:table-cell>
          <table:table-cell table:formula="of:=-[.C18]*[.B18]" office:value-type="float" office:value="80.46875" calcext:value-type="float">
            <text:p>80.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xperimental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Percent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Runs</text:p>
          </table:table-cell>
          <table:table-cell office:value-type="float" office:value="100000000" calcext:value-type="float">
            <text:p>10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of a kind</text:p>
          </table:table-cell>
          <table:table-cell office:value-type="float" office:value="1559119" calcext:value-type="float">
            <text:p>1559119</text:p>
          </table:table-cell>
          <table:table-cell table:style-name="ce1" office:value-type="percentage" office:value="0.01559119" calcext:value-type="percentage">
            <text:p>1.5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in a row</text:p>
          </table:table-cell>
          <table:table-cell office:value-type="float" office:value="7030819" calcext:value-type="float">
            <text:p>7030819</text:p>
          </table:table-cell>
          <table:table-cell table:style-name="ce1" office:value-type="percentage" office:value="0.0703" calcext:value-type="percentage">
            <text:p>7.03%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5172" calcext:value-type="float">
            <text:p>195172</text:p>
          </table:table-cell>
          <table:table-cell table:style-name="ce1" office:value-type="percentage" office:value="0.00195" calcext:value-type="percentage">
            <text:p>0.2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24 &gt;20</text:p>
          </table:table-cell>
          <table:table-cell office:value-type="float" office:value="6641625" calcext:value-type="float">
            <text:p>6641625</text:p>
          </table:table-cell>
          <table:table-cell table:style-name="ce1" office:value-type="percentage" office:value="0.0664" calcext:value-type="percentage">
            <text:p>6.6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20 &gt; 18</text:p>
          </table:table-cell>
          <table:table-cell office:value-type="float" office:value="9566844" calcext:value-type="float">
            <text:p>9566844</text:p>
          </table:table-cell>
          <table:table-cell table:style-name="ce1" office:value-type="percentage" office:value="0.0957" calcext:value-type="percentage">
            <text:p>9.5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ino</text:p>
          </table:table-cell>
          <table:table-cell table:formula="of:=[.B24]-SUM([.B25:.B29])" office:value-type="float" office:value="75006421" calcext:value-type="float">
            <text:p>75006421</text:p>
          </table:table-cell>
          <table:table-cell table:style-name="ce1" office:value-type="percentage" office:value="0.75006" calcext:value-type="percentage">
            <text:p>75.01%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D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Object 5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7:02:11.4532409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